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color="#c9211e"/>
    </style:style>
    <style:style style:name="P3" style:family="paragraph" style:parent-style-name="Standard">
      <style:text-properties fo:color="#000000"/>
    </style:style>
    <style:style style:name="P4" style:family="paragraph" style:parent-style-name="Standard">
      <style:text-properties fo:color="#ff0000"/>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7">
      <style:text-properties fo:color="#c9211e"/>
    </style:style>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T1" style:family="text">
      <style:text-properties fo:color="#c9211e"/>
    </style:style>
    <style:style style:name="T2" style:family="text">
      <style:text-properties fo:color="#000000"/>
    </style:style>
    <style:style style:name="T3" style:family="text">
      <style:text-properties fo:color="#ff0000"/>
    </style:style>
    <style:style style:name="T4" style:family="text">
      <style:text-properties fo:color="#ff6d6d" officeooo:rsid="000c2f0b"/>
    </style:style>
    <style:style style:name="T5" style:family="text">
      <style:text-properties fo:color="#ff6d6d" officeooo:rsid="000dbc45"/>
    </style:style>
    <style:style style:name="T6" style:family="text">
      <style:text-properties fo:color="#ff6d6d" officeooo:rsid="000f0e0f"/>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23–02-27</text:p>
      <text:p text:style-name="Standard"/>
      <text:list xml:id="list245811388" text:style-name="L1">
        <text:list-item>
          <text:p text:style-name="P6">Hiring questtions?</text:p>
        </text:list-item>
        <text:list-item>
          <text:p text:style-name="P6">Dropbox folder LandonBreeding</text:p>
          <text:list>
            <text:list-item>
              <text:p text:style-name="P6">Shared folder – get to sync with your laptop</text:p>
            </text:list-item>
            <text:list-item>
              <text:p text:style-name="P6">Keeping log file (see example, do similar)</text:p>
            </text:list-item>
            <text:list-item>
              <text:p text:style-name="P6">Anabel’s ArcInfo file --- look over and report what else might be needed</text:p>
              <text:list>
                <text:list-item>
                  <text:p text:style-name="P6">[LB uses ArcPro]</text:p>
                </text:list-item>
              </text:list>
            </text:list-item>
            <text:list-item>
              <text:p text:style-name="P6">Sample maps: we will need similar, but data will be different, and have freedom to re-design</text:p>
            </text:list-item>
          </text:list>
        </text:list-item>
        <text:list-item>
          <text:p text:style-name="P6">Work schedule</text:p>
          <text:list>
            <text:list-item>
              <text:p text:style-name="P6">10 hrs week, keep own schedule; keep track logLB.txt</text:p>
              <text:list>
                <text:list-item>
                  <text:p text:style-name="P6">not sure if 25/hr max is per week or pay period</text:p>
                </text:list-item>
              </text:list>
            </text:list-item>
            <text:list-item>
              <text:p text:style-name="P6">Contact by email, txt anytime</text:p>
            </text:list-item>
            <text:list-item>
              <text:p text:style-name="P6">Weekly meeting: <text:s/>time/day? <text:s/>May not always be necessary.</text:p>
            </text:list-item>
          </text:list>
        </text:list-item>
        <text:list-item>
          <text:p text:style-name="P6">Extensions (as time permits)</text:p>
          <text:list>
            <text:list-item>
              <text:p text:style-name="P6">Git/GitHub/R programming</text:p>
            </text:list-item>
            <text:list-item>
              <text:p text:style-name="P6">Install R, Rstudio, Git (will also need to start a GitHub account)</text:p>
            </text:list-item>
            <text:list-item>
              <text:p text:style-name="P6">Read online Git book and follow to become vaguely familiar with commands</text:p>
            </text:list-item>
          </text:list>
        </text:list-item>
      </text:list>
      <text:p text:style-name="Standard"/>
      <text:p text:style-name="Standard">2023–03-09 Thursday</text:p>
      <text:p text:style-name="Standard"/>
      <text:list xml:id="list591855172" text:style-name="L2">
        <text:list-item>
          <text:p text:style-name="P7">Hours: <text:s/>up to 20 hr/wk (40 hr/pay period) Ok from now till until end of project; might need adjustment down to allow for unplanned expenses on projects</text:p>
        </text:list-item>
        <text:list-item>
          <text:p text:style-name="P7">Dripbox – review LS and SC map limits [first maps we are doing are SS]</text:p>
        </text:list-item>
        <text:list-item>
          <text:p text:style-name="P7">Dropbox – review contents of new folder with the 5 mat files</text:p>
        </text:list-item>
        <text:list-item>
          <text:p text:style-name="P7">Dropbox – Anabel’s new mapping folder helpful?</text:p>
        </text:list-item>
        <text:list-item>
          <text:p text:style-name="P7">Sample map; I have hard copy; discuss tweaks</text:p>
        </text:list-item>
        <text:list-item>
          <text:p text:style-name="P7">Git-GitHub-R-Rstudio <text:s/>... questions on setup?</text:p>
        </text:list-item>
        <text:list-item>
          <text:p text:style-name="P7">Git/GitHub/R <text:s/>initial goal</text:p>
          <text:list>
            <text:list-item>
              <text:p text:style-name="P7">Create up new R project under .git on laptop</text:p>
            </text:list-item>
            <text:list-item>
              <text:p text:style-name="P7">Write a script for reading .mat storage files to get mapping data in form for ArcPro input</text:p>
            </text:list-item>
            <text:list-item>
              <text:p text:style-name="P7">Coordinate with Dave so that he can (through GitHub) modify the code</text:p>
            </text:list-item>
          </text:list>
        </text:list-item>
      </text:list>
      <text:p text:style-name="Standard"/>
      <text:p text:style-name="P1"/>
      <text:p text:style-name="Standard">2023–03-16 Thursday</text:p>
      <text:p text:style-name="Standard"/>
      <text:list xml:id="list3578589341" text:style-name="L3">
        <text:list-item>
          <text:p text:style-name="P8">Git/Github/R initial goal <text:s/>-- see last week</text:p>
          <text:list>
            <text:list-item>
              <text:p text:style-name="P8">Dave will send R code he used to read matlab &amp; translate stucucture contents into data in R; <text:s/>would then have to write R code to save data as csv or tsv or whatever needed as input to ArcPro <text:s/>Fine to work with that or develop own translation procedure with Python.</text:p>
            </text:list-item>
          </text:list>
        </text:list-item>
        <text:list-item>
          <text:p text:style-name="P8">Review files on DB</text:p>
          <text:list>
            <text:list-item>
              <text:p text:style-name="P8">MapList.odt</text:p>
            </text:list-item>
            <text:list-item>
              <text:p text:style-name="P8">FileListMap01.odt</text:p>
            </text:list-item>
          </text:list>
        </text:list-item>
        <text:list-item>
          <text:p text:style-name="P8">Base map – discuss any needed tweaks to current SS [marked up printed copy]</text:p>
        </text:list-item>
        <text:list-item>
          <text:p text:style-name="P8">Base map – begin building LS</text:p>
        </text:list-item>
        <text:list-item>
          <text:p text:style-name="P8">Will start</text:p>
        </text:list-item>
        <text:list-item>
          <text:p text:style-name="P8">SSmap01: review</text:p>
          <text:list>
            <text:list-item>
              <text:p text:style-name="P8">37 tree-ring chronologies (21 “distinct” locations)</text:p>
            </text:list-item>
            <text:list-item>
              <text:p text:style-name="P8">73 GHCN precipitation stations</text:p>
            </text:list-item>
            <text:list-item>
              <text:p text:style-name="P8">32 GHCN temperature stations</text:p>
            </text:list-item>
          </text:list>
        </text:list-item>
        <text:list-item>
          <text:p text:style-name="P8">LSmap01: start</text:p>
          <text:list>
            <text:list-item>
              <text:p text:style-name="P8">Boundary coordinates on dropbox</text:p>
            </text:list-item>
            <text:list-item>
              <text:p text:style-name="P8">Same topography background as SSmap01</text:p>
            </text:list-item>
            <text:list-item>
              <text:p text:style-name="P8">Key</text:p>
              <text:list>
                <text:list-item>
                  <text:p text:style-name="P8">2 Streamgage locations</text:p>
                </text:list-item>
                <text:list-item>
                  <text:p text:style-name="P8">20 Model points</text:p>
                </text:list-item>
              </text:list>
            </text:list-item>
            <text:list-item>
              <text:p text:style-name="P8">Inset re-done to reflect boundaries</text:p>
            </text:list-item>
          </text:list>
        </text:list-item>
      </text:list>
      <text:p text:style-name="Standard"/>
      <text:p text:style-name="Standard">2023–03-23 Thursday</text:p>
      <text:p text:style-name="Standard"/>
      <text:list xml:id="list1722952070" text:style-name="L4">
        <text:list-item>
          <text:p text:style-name="P9">On DB, look at #7, 8 in FileListMap1.docx. <text:s/>Those listed files have to do with using R to read a .mat file that has needed coordinate data for making ArcPro maps. Must read in the data, organize it, and write out as csv, tsv, or whatever wanted. Turns out Brandon using Octave to read the mat files.</text:p>
        </text:list-item>
        <text:list-item>
          <text:p text:style-name="P9">Went over hard copies of SSmap01 and LSmap01 for next changes</text:p>
        </text:list-item>
        <text:list-item>
          <text:p text:style-name="P9">FromDM23Mar2023a.zip: <text:s/>talked about this zip and goal of initial GitHub collaboration in R</text:p>
          <text:list>
            <text:list-item>
              <text:p text:style-name="P9">Landon – unzip these files into a new empty folder and start an “R project” there</text:p>
            </text:list-item>
            <text:list-item>
              <text:p text:style-name="P9">This will also have to be a .git folder</text:p>
            </text:list-item>
            <text:list-item>
              <text:p text:style-name="P9">Make a sub-folder “test_out” to hold output graphics</text:p>
            </text:list-item>
            <text:list-item>
              <text:p text:style-name="P9">.json input files – modify <text:s/>initLB001.json to suit your laptop</text:p>
            </text:list-item>
            <text:list-item>
              <text:p text:style-name="P9">Try getting lagsVsNot01.ba1.R to run, producing the graphics output</text:p>
            </text:list-item>
          </text:list>
        </text:list-item>
        <text:list-item>
          <text:p text:style-name="P9">This is the R project we will try to get working as a shared project under GitHub</text:p>
        </text:list-item>
        <text:list-item>
          <text:p text:style-name="P9">Dave ran <text:s/>lagsVsNot01.ba1.R to show how works on his laptop</text:p>
        </text:list-item>
      </text:list>
      <text:p text:style-name="Standard"/>
      <text:p text:style-name="P1"/>
      <text:p text:style-name="Standard">2023–03-30 Thursday</text:p>
      <text:p text:style-name="Standard"/>
      <text:list xml:id="list2451695672" text:style-name="L5">
        <text:list-item>
          <text:p text:style-name="P10">Reviewed progress</text:p>
        </text:list-item>
        <text:list-item>
          <text:p text:style-name="P10">Dave looked at revised maps on dropbox. <text:s/>Comments:</text:p>
          <text:list>
            <text:list-item>
              <text:p text:style-name="P10">SS looks good!</text:p>
            </text:list-item>
            <text:list-item>
              <text:p text:style-name="P10">LS: Change colors of model points. Keep green for middle, but use a purple for the high and a burnt orange (kind of like on SS map) for the low</text:p>
            </text:list-item>
            <text:list-item>
              <text:p text:style-name="P10">Other revisions to SS and LS (e.g., darker rivers) look good!</text:p>
            </text:list-item>
            <text:list-item>
              <text:p text:style-name="P10">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10">Dave described Geos585A project and will upload a zip with files for that, which will be a separate R project. Dave started a script Tsa01.R <text:s/>(Time Series Analysis, script #1) that will eventually read in a students time series.</text:p>
        </text:list-item>
        <text:list-item>
          <text:p text:style-name="P10">Update after meeting. Dave uploaded Geos585A_Rproject.zip to dropbox).</text:p>
        </text:list-item>
        <text:list-item>
          <text:p text:style-name="P10">Landon to load that new R project in laptop, in a git folder, so that we can eventually work on this jointly. <text:s/>First task is to write code to get data into R <text:s/>(see comments in Tsa01.R).</text:p>
        </text:list-item>
        <text:list-item>
          <text:p text:style-name="P10">Landon to continue also working on the R project (lagsVsNot01.bat.R) generating figures. <text:s/>He has it running locally now on laptop, producing the pngs. Now need to Githubize the process.</text:p>
        </text:list-item>
        <text:list-item>
          <text:p text:style-name="P10">Dave updated other files (e.g., BL001.odt and the file list) on DB (check when files modified to to see which have something new in them)</text:p>
        </text:list-item>
      </text:list>
      <text:p text:style-name="Standard"/>
      <text:p text:style-name="P1"/>
      <text:p text:style-name="Standard">2023–04-13 Thursday (no meeting last week)</text:p>
      <text:p text:style-name="Standard"/>
      <text:list xml:id="list3049070419" text:style-name="L6">
        <text:list-item>
          <text:p text:style-name="P11">Review reorganized DB folders</text:p>
        </text:list-item>
        <text:list-item>
          <text:p text:style-name="P11">/GitWork/Rcode-Meko/... on Dave’s laptop – look at and discuss structure and relationship to the remote repository (I think this is just on repository)Co-managing file in GitHub</text:p>
        </text:list-item>
        <text:list-item>
          <text:p text:style-name="P11">How can we organize to keep Geos585a absolutely separate from TruckeeNSF? <text:s/>See Martin?</text:p>
        </text:list-item>
        <text:list-item>
          <text:p text:style-name="P11">Middle-scale (MS) maps -- review current version</text:p>
        </text:list-item>
        <text:list-item>
          <text:p text:style-name="P11">Next: <text:s/>focus on tsa01.R in Geos585a</text:p>
        </text:list-item>
      </text:list>
      <text:list xml:id="list1366727930" text:style-name="L7">
        <text:list-item>
          <text:list>
            <text:list-item>
              <text:p text:style-name="P12">exploring R code for reading those 3 versions of sample input</text:p>
            </text:list-item>
            <text:list-item>
              <text:p text:style-name="P12">getting code revision working over GitHub with Dave</text:p>
            </text:list-item>
          </text:list>
        </text:list-item>
      </text:list>
      <text:p text:style-name="Standard"/>
      <text:p text:style-name="Standard"><text:s text:c="5"/>After meeting</text:p>
      <text:list xml:id="list144843319063352" text:continue-numbering="true" text:style-name="L7">
        <text:list-item>
          <text:p text:style-name="P12">We decided Landon to reorganized git into 3 distinct folders and repositories. Use these three names instead of the one “Rcode-Meko”:</text:p>
          <text:list>
            <text:list-item>
              <text:p text:style-name="P12">geos585-R <text:s text:c="3"/>... <text:s text:c="2"/>files currently in geos585a</text:p>
            </text:list-item>
            <text:list-item>
              <text:p text:style-name="P12">ba1-GIS <text:s text:c="4"/>... <text:s text:c="5"/>files currently in Map Layouts</text:p>
            </text:list-item>
            <text:list-item>
              <text:p text:style-name="P12">ba1-R <text:s/>.... <text:s text:c="2"/>files currently in TruckeeNSF</text:p>
            </text:list-item>
          </text:list>
        </text:list-item>
      </text:list>
      <text:p text:style-name="Standard"><text:line-break/></text:p>
      <text:p text:style-name="Standard">2023–04-20 <text:s/>Thursday <text:line-break/></text:p>
      <text:list xml:id="list798706868" text:style-name="L8">
        <text:list-item>
          <text:p text:style-name="P13">Closeout of some dropbox folders....All except a couple zip and BL-001.odt moved from dropbox MapDataFromDave to \GitWork\ba1-GIS</text:p>
        </text:list-item>
        <text:list-item>
          <text:p text:style-name="P13">geos585-R ....</text:p>
          <text:list>
            <text:list-item>
              <text:p text:style-name="P13">talked about “branch.” <text:s text:c="3"/>Dave will try to create a branch.</text:p>
            </text:list-item>
            <text:list-item>
              <text:p text:style-name="P13">Landon will keep working on tsa01.R</text:p>
            </text:list-item>
          </text:list>
        </text:list-item>
        <text:list-item>
          <text:p text:style-name="P13">ba1-GIS;</text:p>
          <text:list>
            <text:list-item>
              <text:p text:style-name="P13">MSmap01 --- final version should be number (01) only</text:p>
            </text:list-item>
            <text:list-item>
              <text:p text:style-name="P13">MSmap02 --- bigger font for lats and lons</text:p>
            </text:list-item>
            <text:list-item>
              <text:p text:style-name="P13">SSmap02 --- we looked over this over during meeting. Need to add back the climate stations and make tree-ring site symbols (just 4 of them) larger</text:p>
            </text:list-item>
          </text:list>
        </text:list-item>
        <text:list-item>
          <text:p text:style-name="P13">ba1-R <text:s/>... no invitation yet on that. After meeting, Landon sent GitHub invite, I accepted, and now have that repository <text:s text:c="2"/>ba1-R under \GitWork\ on laptop</text:p>
        </text:list-item>
      </text:list>
      <text:p text:style-name="Standard"/>
      <text:p text:style-name="Standard">2023–06-01 Thursday</text:p>
      <text:p text:style-name="Standard"/>
      <text:list xml:id="list2340375818" text:style-name="L9">
        <text:list-item>
          <text:p text:style-name="P14">Any questions on the new position, hours, hourly rate, etc – will need to submit hours, as before</text:p>
        </text:list-item>
        <text:list-item>
          <text:p text:style-name="P14">geos585-R: <text:s text:c="2"/>during meeting, see if I can access the revised R code Landon had done for reading dta files</text:p>
        </text:list-item>
        <text:list-item>
          <text:p text:style-name="P14">Overview of planned work, now till end of July</text:p>
          <text:list>
            <text:list-item>
              <text:p text:style-name="P14">Show on screen the odt of plan for paper, and the list of Figures etc.</text:p>
            </text:list-item>
          </text:list>
        </text:list-item>
        <text:list-item>
          <text:p text:style-name="P14">ba1-GIS</text:p>
          <text:list>
            <text:list-item>
              <text:p text:style-name="P14">Got to GitWork and look over the files related to two maps that are the next tasks for Landon</text:p>
            </text:list-item>
            <text:list-item>
              <text:p text:style-name="P14">During meeting, go through the Git steps to make all revised files accessible to Landon</text:p>
            </text:list-item>
          </text:list>
        </text:list-item>
      </text:list>
      <text:p text:style-name="Standard"/>
      <text:p text:style-name="Standard">2023–06-08 Thursday</text:p>
      <text:p text:style-name="Standard"/>
      <text:list xml:id="list143410924312120" text:style-name="L7">
        <text:list-item>
          <text:p text:style-name="P12">ba1-GIS: <text:s text:c="2"/>Update on new maps SSmap03 and LSmap02. <text:span text:style-name="Default_20_Paragraph_20_Font"><text:span text:style-name="T1">Both look good</text:span></text:span>.</text:p>
        </text:list-item>
        <text:list-item>
          <text:p text:style-name="P12"><text:soft-page-break/>ba1-GIS: on screen, review data files that will be used for upcoming maps. <text:span text:style-name="Default_20_Paragraph_20_Font"><text:span text:style-name="T1">Did that. Dave to send Landon (through Git) necessary files and description of wanted map items.</text:span></text:span></text:p>
        </text:list-item>
        <text:list-item>
          <text:p text:style-name="P12">ba1-GIS: update on R or Python -- options for grouped bar plots? <text:span text:style-name="Default_20_Paragraph_20_Font"><text:span text:style-name="T1">Landon has found ggplot2 package functions that may do the job. Dave to send to some trial data for grouped bar chart</text:span></text:span></text:p>
        </text:list-item>
        <text:list-item>
          <text:p text:style-name="P12">geos585-R</text:p>
          <text:list>
            <text:list-item>
              <text:p text:style-name="P12">During meeting, try the code for reading the data files that have two rows of headings (ids and units). <text:span text:style-name="Default_20_Paragraph_20_Font"><text:span text:style-name="T1"><text:s/>Tried it, problem with reading data file. Need to combine path and filename within within Tsa01.R code (e.g.,pf = paste(dirName,fileName,sep=’’) before trying to read file.</text:span></text:span></text:p>
            </text:list-item>
          </text:list>
        </text:list-item>
        <text:list-item>
          <text:p text:style-name="P15">Landon in Texas next week. Net meeting 22 June.</text:p>
        </text:list-item>
      </text:list>
      <text:p text:style-name="P2"/>
      <text:p text:style-name="P2"/>
      <text:p text:style-name="Standard"><text:span text:style-name="Default_20_Paragraph_20_Font"><text:span text:style-name="T2">2023–06-22 Thursday</text:span></text:span></text:p>
      <text:p text:style-name="P3"/>
      <text:list xml:id="list2537272687" text:style-name="L10">
        <text:list-item>
          <text:p text:style-name="P16"><text:span text:style-name="Default_20_Paragraph_20_Font"><text:span text:style-name="T2">Review existing Bar01 and and discuss Bar02 and Bar03. </text:span></text:span><text:span text:style-name="Default_20_Paragraph_20_Font"><text:span text:style-name="T3">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span></text:p>
        </text:list-item>
        <text:list-item>
          <text:p text:style-name="P16"><text:span text:style-name="Default_20_Paragraph_20_Font"><text:span text:style-name="T2">SSmap03: looking this over, worried that maybe some P sites got overwritten by T sites when P and T at same coordinates. If so, need to “dither locations a bit on P when they happen to coincide with a T station so that we see all P stations. <text:s/></text:span></text:span><text:span text:style-name="Default_20_Paragraph_20_Font"><text:span text:style-name="T3">Will need a revise version of SSmap03.</text:span></text:span></text:p>
        </text:list-item>
        <text:list-item>
          <text:p text:style-name="P16"><text:span text:style-name="Default_20_Paragraph_20_Font"><text:span text:style-name="T2">MSmap003 and MSmap004. <text:s text:c="2"/>I have put data files and other related files in GitHub. Have also updated files MapList.odt and FilesMapList1.odt to cover these new maps. Go over the files in meeting. </text:span></text:span><text:span text:style-name="Default_20_Paragraph_20_Font"><text:span text:style-name="T3">Did that in meeting. Landon to work on the maps.</text:span></text:span></text:p>
        </text:list-item>
        <text:list-item>
          <text:p text:style-name="P16"><text:span text:style-name="Default_20_Paragraph_20_Font"><text:span text:style-name="T2">Git – had some problem following instructions for proper deletion of a file from local repository. Try deleting during meeting. </text:span></text:span><text:span text:style-name="Default_20_Paragraph_20_Font"><text:span text:style-name="T3">Solved</text:span></text:span><text:span text:style-name="Default_20_Paragraph_20_Font"><text:span text:style-name="T2">.</text:span></text:span></text:p>
        </text:list-item>
        <text:list-item>
          <text:p text:style-name="P16"><text:span text:style-name="Default_20_Paragraph_20_Font"><text:span text:style-name="T2">Barplot naming. </text:span></text:span><text:span text:style-name="Default_20_Paragraph_20_Font"><text:span text:style-name="T3">Bar charts from Landon to be names with capital “B” so that consistent with my filenames in MapList.odt.</text:span></text:span></text:p>
        </text:list-item>
      </text:list>
      <text:p text:style-name="P4"/>
      <text:p text:style-name="Standard"><text:span text:style-name="Default_20_Paragraph_20_Font"><text:span text:style-name="T2">2023–06-29 Thursday</text:span></text:span></text:p>
      <text:p text:style-name="P3"/>
      <text:list xml:id="list2559446284" text:style-name="L11">
        <text:list-item>
          <text:p text:style-name="P17"><text:span text:style-name="Default_20_Paragraph_20_Font"><text:span text:style-name="T2">Review hours schedule sent by Gina –</text:span></text:span><text:span text:style-name="Default_20_Paragraph_20_Font"><text:span text:style-name="T3">Landon screengrabed list of available hrs. Looks OK.</text:span></text:span></text:p>
        </text:list-item>
        <text:list-item>
          <text:p text:style-name="P17"><text:span text:style-name="Default_20_Paragraph_20_Font"><text:span text:style-name="T2">Decided to add the horiz dashed line to barchart in Bar02 --- </text:span></text:span><text:span text:style-name="Default_20_Paragraph_20_Font"><text:span text:style-name="T3">discuss. This was done and is OK</text:span></text:span></text:p>
        </text:list-item>
        <text:list-item>
          <text:p text:style-name="P17"><text:span text:style-name="Default_20_Paragraph_20_Font"><text:span text:style-name="T2">Review current maps and bar char – </text:span></text:span><text:span text:style-name="Default_20_Paragraph_20_Font"><text:span text:style-name="T3">A few minor things to change; and R-&gt;r; alignment in legend; can subscript be mathematically aligned?</text:span></text:span></text:p>
        </text:list-item>
        <text:list-item>
          <text:p text:style-name="P17"><text:span text:style-name="Default_20_Paragraph_20_Font"><text:span text:style-name="T2">Preview figures to be developed for supplemental material. <text:s/></text:span></text:span><text:span text:style-name="Default_20_Paragraph_20_Font"><text:span text:style-name="T3">Dave to send data file for 3 supp material maps, analogous to MSmap03,04</text:span></text:span></text:p>
        </text:list-item>
      </text:list>
      <text:p text:style-name="P3"/>
      <text:p text:style-name="Standard"><text:span text:style-name="Default_20_Paragraph_20_Font"><text:span text:style-name="T2">2023–07-06 Thurs</text:span></text:span></text:p>
      <text:p text:style-name="Standard"/>
      <text:list xml:id="list3464201822" text:style-name="L12">
        <text:list-item>
          <text:p text:style-name="P18"><text:span text:style-name="Default_20_Paragraph_20_Font"><text:span text:style-name="T2">Review newly made maps MSmap05, 06, 07. <text:s/>Want to add short title within figure box. </text:span></text:span><text:span text:style-name="Default_20_Paragraph_20_Font"><text:span text:style-name="T4">OK</text:span></text:span></text:p>
        </text:list-item>
        <text:list-item>
          <text:p text:style-name="P18"><text:span text:style-name="Default_20_Paragraph_20_Font"><text:span text:style-name="T2">Data has been pushed for first of a series of new maps. The filenames will all start with “MSmap08” but will have addition part of name defining the reconstructed variable (e.g., “RO”) and the principal component number (e.g., “1”). See MapList.odt. Go over the text in the two files that have been pushed. </text:span></text:span><text:span text:style-name="Default_20_Paragraph_20_Font"><text:span text:style-name="T4">Done. <text:s/></text:span></text:span><text:span text:style-name="Default_20_Paragraph_20_Font"><text:span text:style-name="T5">See MapList.odt for annotation to also go on <text:s/>previous MS maps. </text:span></text:span><text:span text:style-name="Default_20_Paragraph_20_Font"><text:span text:style-name="T6">MSmap03 to 07. I have highlighted and red-texted the annotaion.</text:span></text:span></text:p>
        </text:list-item>
        <text:list-item>
          <text:p text:style-name="P18"><text:span text:style-name="Default_20_Paragraph_20_Font"><text:span text:style-name="T2">Check out Git push-pull now that I am on new laptop. </text:span></text:span><text:span text:style-name="Default_20_Paragraph_20_Font"><text:span text:style-name="T4">Seems alright.</text:span></text:span></text:p>
        </text:list-item>
        <text:list-item>
          <text:p text:style-name="P18"><text:span text:style-name="Default_20_Paragraph_20_Font"><text:span text:style-name="T2">Get procedure working for Git when we change file suffix (e.g., MapList.odt save as MapList.docx by me. <text:s/>Likely I have to delete the old and commit the deletion before doing </text:span></text:span><text:soft-page-break/><text:span text:style-name="Default_20_Paragraph_20_Font"><text:span text:style-name="T2">anything else. Then what happens on Landon’s end? </text:span></text:span><text:span text:style-name="Default_20_Paragraph_20_Font"><text:span text:style-name="T4">I think when delete a file from local repository need to “commit” the deletion” before pushing. Need to experiment, later.</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BL-001.odt<text:tab/><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ve Meko</meta:initial-creator>
    <meta:creation-date>2023-07-06T20:16:00Z</meta:creation-date>
    <dc:date>2023-07-06T14:48:42.137664478</dc:date>
    <meta:print-date>2023-06-08T12:52:00Z</meta:print-date>
    <meta:editing-cycles>5</meta:editing-cycles>
    <meta:editing-duration>PT14M46S</meta:editing-duration>
    <meta:document-statistic meta:table-count="0" meta:image-count="0" meta:object-count="0" meta:page-count="6" meta:paragraph-count="127" meta:word-count="1810" meta:character-count="10105" meta:non-whitespace-character-count="8467"/>
    <meta:user-defined meta:name="GrammarlyDocumentId">146d8a3f8e905029e0cf15a19f6e3ec8ecde9b77d7efebfcd092fc3539426120</meta:user-defined>
    <meta:template xlink:type="simple" xlink:actuate="onRequest" xlink:title="" xlink:href="Normal"/>
  </office:meta>
</office:document-meta>
</file>